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03a8" officeooo:paragraph-rsid="001603a8"/>
    </style:style>
    <style:style style:name="P2" style:family="paragraph" style:parent-style-name="Standard">
      <style:text-properties officeooo:rsid="001611a1" officeooo:paragraph-rsid="001611a1"/>
    </style:style>
    <style:style style:name="P3" style:family="paragraph" style:parent-style-name="Standard" style:list-style-name="L1">
      <style:text-properties officeooo:rsid="001611a1" officeooo:paragraph-rsid="001611a1"/>
    </style:style>
    <style:style style:name="P4" style:family="paragraph" style:parent-style-name="Standard">
      <style:text-properties officeooo:rsid="00169d8a" officeooo:paragraph-rsid="00169d8a"/>
    </style:style>
    <style:style style:name="P5" style:family="paragraph" style:parent-style-name="Standard" style:list-style-name="L2">
      <style:text-properties officeooo:rsid="00169d8a" officeooo:paragraph-rsid="00169d8a"/>
    </style:style>
    <style:style style:name="P6" style:family="paragraph" style:parent-style-name="Standard">
      <style:text-properties officeooo:rsid="00169d8a" officeooo:paragraph-rsid="0017b3b8"/>
    </style:style>
    <style:style style:name="P7" style:family="paragraph" style:parent-style-name="Standard">
      <style:text-properties officeooo:rsid="0017b3b8" officeooo:paragraph-rsid="0017b3b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3f7f7f"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7f007f" style:font-name="Monospace" fo:font-size="10pt" style:font-size-asian="10pt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fo:color="#2a00ff" style:font-name="Monospace" fo:font-size="10pt" fo:font-style="italic" style:font-size-asian="10pt" style:font-style-asian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ciando um projeto com JSF 2.3</text:p>
      <text:p text:style-name="P1"/>
      <text:p text:style-name="P2">Requisitos Java EE 8:</text:p>
      <text:p text:style-name="P2"/>
      <text:list xml:id="list1157180901" text:style-name="L1">
        <text:list-item>
          <text:p text:style-name="P3">Servlet 4.0</text:p>
        </text:list-item>
        <text:list-item>
          <text:p text:style-name="P3">JAX-RS 2.1</text:p>
        </text:list-item>
        <text:list-item>
          <text:p text:style-name="P3">JSF2.3</text:p>
        </text:list-item>
        <text:list-item>
          <text:p text:style-name="P3">CDI 2.0</text:p>
        </text:list-item>
        <text:list-item>
          <text:p text:style-name="P3">JPA2.1</text:p>
        </text:list-item>
      </text:list>
      <text:p text:style-name="P2"/>
      <text:p text:style-name="P4">Ambiente:</text:p>
      <text:p text:style-name="P4"/>
      <text:list xml:id="list2273343934" text:style-name="L2">
        <text:list-item>
          <text:p text:style-name="P5">JDK 8 ou superior</text:p>
        </text:list-item>
        <text:list-item>
          <text:p text:style-name="P5">Servidor Payara 5</text:p>
        </text:list-item>
      </text:list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09:53:47.432020261</meta:creation-date>
    <dc:date>2020-07-31T11:48:05.185219685</dc:date>
    <meta:editing-duration>PT3M16S</meta:editing-duration>
    <meta:editing-cycles>1</meta:editing-cycles>
    <meta:document-statistic meta:table-count="0" meta:image-count="0" meta:object-count="0" meta:page-count="1" meta:paragraph-count="10" meta:word-count="33" meta:character-count="143" meta:non-whitespace-character-count="127"/>
    <meta:generator>LibreOffice/6.0.7.3$Linux_X86_64 LibreOffice_project/00m0$Build-3</meta:generator>
  </office:meta>
</office:document-meta>
</file>